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200000002000309F1C.png"/>
  <manifest:file-entry manifest:media-type="image/gif" manifest:full-path="Pictures/10000000000000F800000028BC0B11CD.gif"/>
  <manifest:file-entry manifest:media-type="image/png" manifest:full-path="Pictures/10000201000000CB00000041743BD56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aecf00" draw:textarea-horizontal-align="justify" draw:textarea-vertical-align="top" draw:auto-grow-height="fals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svg:stroke-width="0.457cm" svg:stroke-color="#eb613d" draw:marker-start-width="0.882cm" draw:marker-end-width="0.882cm" draw:fill="solid" draw:fill-color="#99ccff" draw:textarea-horizontal-align="center" draw:textarea-vertical-align="middle" fo:padding-top="0.35cm" fo:padding-bottom="0.35cm" fo:padding-left="0.475cm" fo:padding-right="0.475cm"/>
    </style:style>
    <style:style style:name="gr4" style:family="graphic" style:parent-style-name="standard">
      <style:graphic-properties draw:fill="solid" draw:fill-color="#e6e6e6" draw:textarea-horizontal-align="justify" draw:textarea-vertical-align="middle" draw:auto-grow-height="false"/>
    </style:style>
    <style:style style:name="gr5" style:family="graphic" style:parent-style-name="standard">
      <style:graphic-properties draw:fill="solid" draw:fill-color="#ffffff" draw:textarea-horizontal-align="justify" draw:textarea-vertical-align="top" draw:auto-grow-height="fals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marker-end="" draw:fill="solid" draw:fill-color="#ccffff"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T1"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5.08cm" svg:height="3.81cm" svg:x="6.406cm" svg:y="3.936cm">
          <text:p text:style-name="P1">Handset</text:p>
          <draw:enhanced-geometry svg:viewBox="0 0 21600 21600" draw:type="rectangle" draw:enhanced-path="M 0 0 L 21600 0 21600 21600 0 21600 0 0 Z N"/>
        </draw:custom-shape>
        <draw:custom-shape draw:style-name="gr2" draw:text-style-name="P1" draw:id="id4" draw:layer="layout" svg:width="3.81cm" svg:height="1.905cm" svg:x="7.041cm" svg:y="5.406cm">
          <text:p text:style-name="P1">SQLite</text:p>
          <text:p text:style-name="P1">Database</text:p>
          <draw:enhanced-geometry svg:viewBox="0 0 21600 21600" draw:mirror-horizontal="false" draw:mirror-vertical="false" draw:type="rectangle" draw:enhanced-path="M 0 0 L 21600 0 21600 21600 0 21600 0 0 Z N"/>
        </draw:custom-shape>
        <draw:connector draw:style-name="gr3" draw:text-style-name="P1" draw:layer="layout" svg:x1="8.946cm" svg:y1="7.746cm" svg:x2="13.235cm" svg:y2="10.796cm" draw:start-shape="id1" draw:start-glue-point="2" draw:end-shape="id2" draw:end-glue-point="3" svg:d="m8946 7746v3050h4289">
          <text:p/>
        </draw:connector>
        <draw:custom-shape draw:style-name="gr4" draw:text-style-name="P1" draw:layer="layout" svg:width="5.08cm" svg:height="1.905cm" svg:x="6.406cm" svg:y="8.181cm">
          <text:p text:style-name="P1">Revenue</text:p>
          <text:p text:style-name="P1">plot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svg:x1="3.448cm" svg:y1="2.731cm" svg:x2="7.041cm" svg:y2="6.358cm" draw:start-shape="id3" draw:end-shape="id4" draw:end-glue-point="3" svg:d="m3448 2731v3627h3593">
          <text:p/>
        </draw:connector>
        <draw:connector draw:style-name="gr3" draw:text-style-name="P1" draw:layer="layout" svg:x1="14.261cm" svg:y1="2.731cm" svg:x2="10.851cm" svg:y2="6.358cm" draw:start-shape="id5" draw:start-glue-point="2" draw:end-shape="id4" draw:end-glue-point="1" svg:d="m14261 2731v3627h-3410">
          <text:p/>
        </draw:connector>
        <draw:custom-shape draw:style-name="gr5" draw:text-style-name="P1" draw:id="id5" draw:layer="layout" svg:width="5.08cm" svg:height="2.54cm" svg:x="11.721cm" svg:y="0.191cm">
          <text:p text:style-name="P1">Android Market</text:p>
          <draw:enhanced-geometry svg:viewBox="0 0 21600 21600" draw:mirror-horizontal="false" draw:mirror-vertical="false" draw:type="rectangle" draw:enhanced-path="M 0 0 L 21600 0 21600 21600 0 21600 0 0 Z N"/>
        </draw:custom-shape>
        <draw:custom-shape draw:style-name="gr4" draw:text-style-name="P2" draw:layer="layout" svg:width="3.766cm" svg:height="1.905cm" svg:x="12.435cm" svg:y="3.501cm">
          <text:p text:style-name="P2"><text:span text:style-name="T1">List of</text:span></text:p>
          <text:p text:style-name="P2"><text:span text:style-name="T1">published</text:span><text:span text:style-name="T1"><text:line-break/></text:span><text:span text:style-name="T1">app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id="id3" draw:layer="layout" svg:width="5.715cm" svg:height="2.54cm" svg:x="0.591cm" svg:y="0.191cm">
          <text:p text:style-name="P1">Google Checkout</text:p>
          <draw:enhanced-geometry svg:viewBox="0 0 21600 21600" draw:mirror-horizontal="false" draw:mirror-vertical="false" draw:type="rectangle" draw:enhanced-path="M 0 0 L 21600 0 21600 21600 0 21600 0 0 Z N"/>
        </draw:custom-shape>
        <draw:custom-shape draw:style-name="gr4" draw:text-style-name="P2" draw:layer="layout" svg:width="4.172cm" svg:height="1.905cm" svg:x="1.408cm" svg:y="3.501cm">
          <text:p text:style-name="P2"><text:span text:style-name="T1">Labeled</text:span></text:p>
          <text:p text:style-name="P2"><text:span text:style-name="T1">monetary</text:span></text:p>
          <text:p text:style-name="P2"><text:span text:style-name="T1">transact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 draw:layer="layout" svg:width="4.88cm" svg:height="0.786cm" svg:x="0.935cm" svg:y="1.772cm">
          <draw:image xlink:href="Pictures/10000000000000F800000028BC0B11CD.gif" xlink:type="simple" xlink:show="embed" xlink:actuate="onLoad">
            <text:p/>
          </draw:image>
        </draw:frame>
        <draw:frame draw:style-name="gr6" draw:text-style-name="P1" draw:layer="layout" svg:width="3.969cm" svg:height="1.27cm" svg:x="12.341cm" svg:y="1.271cm">
          <draw:image xlink:href="Pictures/10000201000000CB00000041743BD569.png" xlink:type="simple" xlink:show="embed" xlink:actuate="onLoad">
            <text:p/>
          </draw:image>
        </draw:frame>
        <draw:custom-shape draw:style-name="gr7" draw:text-style-name="P1" draw:id="id2" draw:layer="layout" svg:width="3.81cm" svg:height="2.54cm" svg:x="13.235cm" svg:y="9.526cm">
          <text:p text:style-name="P1">Decision</text:p>
          <text:p text:style-name="P1">maki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05cm" draw:marker-start-center="false" draw:marker-end="Arrow" draw:marker-end-width="0.305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001cm" fo:margin-bottom="0cm" fo:margin-left="0cm" fo:margin-right="0cm" fo:page-width="17.78cm" fo:page-height="12.19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Karl Ostmo</meta:initial-creator>
    <meta:creation-date>2010-10-21T23:22:54</meta:creation-date>
    <dc:date>2010-10-24T13:57:54</dc:date>
    <dc:creator>Karl Ostmo</dc:creator>
    <meta:editing-duration>PT16H28M32S</meta:editing-duration>
    <meta:editing-cycles>11</meta:editing-cycles>
    <meta:generator>OpenOffice.org/3.2$Unix OpenOffice.org_project/320m19$Build-9505</meta:generator>
    <meta:document-statistic meta:object-count="13"/>
  </office:meta>
</office:document-meta>
</file>